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32pt" style:font-size-asian="32pt" style:font-size-complex="32pt"/>
    </style:style>
    <style:style style:name="T1" style:family="text">
      <style:text-properties fo:color="#ffffff" style:font-name="Symbol" fo:font-size="32pt" style:font-name-asian="Symbol" style:font-size-asian="32pt" style:font-name-complex="Symbo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1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1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3" draw:text-style-name="P1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3" draw:text-style-name="P1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3" draw:text-style-name="P1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3" draw:text-style-name="P1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1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1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1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1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3" draw:text-style-name="P1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1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1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3" draw:text-style-name="P1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9.0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0.279cm" svg:y="1.60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1.479cm" svg:y="1.604cm">
          <text:p text:style-name="P1">7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8cm" svg:height="1.728cm" svg:x="13.627cm" svg:y="1.076cm">
          <draw:text-box>
            <text:p text:style-name="P2"><text:span text:style-name="T1">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8-21T20:52:10.851822483</dc:date>
    <dc:creator>elucterio </dc:creator>
    <meta:editing-duration>PT8M7S</meta:editing-duration>
    <meta:editing-cycles>8</meta:editing-cycles>
    <meta:generator>LibreOffice/4.2.8.2$Linux_X86_64 LibreOffice_project/420m0$Build-2</meta:generator>
    <meta:document-statistic meta:object-count="31"/>
  </office:meta>
</office:document-meta>
</file>